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1.124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entité</text:p>
          </table:table-cell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optionnel (nullable)</text:p>
          </table:table-cell>
          <table:table-cell table:style-name="ce1" office:value-type="string" calcext:value-type="string">
            <text:p>valeur par défaut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Incrément Automatique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Doit être une adresse mail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table:style-name="ce2" table:number-columns-repeated="7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Incrément Automatique</text:p>
          </table:table-cell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table:style-name="ce2" table:number-columns-repeated="7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Incrément Automatique</text:p>
          </table:table-cell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dat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elete_dat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Permet un soft delete</text:p>
          </table:table-cell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Foreign key de user.id</text:p>
          </table:table-cell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Foreign key de category.id</text:p>
          </table:table-cell>
        </table:table-row>
        <table:table-row table:style-name="ro2">
          <table:table-cell table:style-name="ce2" table:number-columns-repeated="7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Incrément Automatique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table:style-name="ce2" table:number-columns-repeated="7"/>
        </table:table-row>
        <table:table-row table:style-name="ro1">
          <table:table-cell office:value-type="string" calcext:value-type="string">
            <text:p>tag_task</text:p>
          </table:table-cell>
          <table:table-cell office:value-type="string" calcext:value-type="string">
            <text:p>task_id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Foreign key de task.id</text:p>
          </table:table-cell>
        </table:table-row>
        <table:table-row table:style-name="ro1">
          <table:table-cell office:value-type="string" calcext:value-type="string">
            <text:p>tag_task</text:p>
          </table:table-cell>
          <table:table-cell office:value-type="string" calcext:value-type="string">
            <text:p>tag_id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Foreign key de tag.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12:56:52.878994591</meta:creation-date>
    <dc:date>2022-05-23T13:09:41.627655295</dc:date>
    <meta:editing-duration>PT2M26S</meta:editing-duration>
    <meta:editing-cycles>1</meta:editing-cycles>
    <meta:document-statistic meta:table-count="1" meta:cell-count="72" meta:object-count="0"/>
    <meta:generator>LibreOffice/7.3.3.2$Linux_X86_64 LibreOffice_project/30$Build-2</meta:generator>
  </office:meta>
</office:document-meta>
</file>